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c6be2" style:font-weight-asian="normal" style:font-weight-complex="normal"/>
    </style:style>
    <style:style style:name="T3" style:family="text">
      <style:text-properties fo:font-weight="normal" officeooo:rsid="001094ec" style:font-weight-asian="normal" style:font-weight-complex="normal"/>
    </style:style>
    <style:style style:name="T4" style:family="text">
      <style:text-properties fo:font-weight="normal" officeooo:rsid="001e4052" style:font-weight-asian="normal" style:font-weight-complex="normal"/>
    </style:style>
    <style:style style:name="T5" style:family="text">
      <style:text-properties fo:font-weight="normal" officeooo:rsid="001ef64c" style:font-weight-asian="normal" style:font-weight-complex="normal"/>
    </style:style>
    <style:style style:name="T6" style:family="text">
      <style:text-properties fo:font-weight="normal" officeooo:rsid="0020db12" style:font-weight-asian="normal" style:font-weight-complex="normal"/>
    </style:style>
    <style:style style:name="T7" style:family="text">
      <style:text-properties fo:font-weight="normal" officeooo:rsid="002225c0" style:font-weight-asian="normal" style:font-weight-complex="normal"/>
    </style:style>
    <style:style style:name="T8" style:family="text">
      <style:text-properties fo:font-weight="normal" officeooo:rsid="0023da93" style:font-weight-asian="normal" style:font-weight-complex="normal"/>
    </style:style>
    <style:style style:name="T9" style:family="text">
      <style:text-properties officeooo:rsid="001e4052"/>
    </style:style>
    <style:style style:name="T10" style:family="text">
      <style:text-properties officeooo:rsid="001ef64c"/>
    </style:style>
    <style:style style:name="T11" style:family="text">
      <style:text-properties officeooo:rsid="0020db12"/>
    </style:style>
    <style:style style:name="T12" style:family="text">
      <style:text-properties officeooo:rsid="0023da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<text:span text:style-name="T1">Ejercicio 1: </text:span><text:span text:style-name="T8">Te equivocas cuando operas con (4-2v^2)/(2v) – v</text:span><text:span text:style-name="T5">. </text:span><text:span text:style-name="T8">Esto es equivalente a (4-2v^2)/(2v) – 2v^2/(2v) = (4-4v^2)/(2v)=2(1-v^2)/v</text:span><text:span text:style-name="T5">. </text:span><text:span text:style-name="T8">Procedimiento correcto. (7/10).</text:span></text:p>
      <text:p text:style-name="P7"/>
      <text:p text:style-name="P2"><text:span text:style-name="T1">Ejercicio 2: </text:span><text:span text:style-name="T8">Solución homogénea correcta. La solución particular propuesta está bien. Te equivocas haciendo los cálculos para sacar la forma de la solución particular. Por lo demás, procedimiento correcto (8/10).</text:span></text:p>
      <text:p text:style-name="P7"/>
      <text:p text:style-name="P3"><text:span text:style-name="T1">Ejercicio 3:</text:span> <text:span text:style-name="T12">No es lineal! Es de Bernouilli, y tienes que hacer un cambio de variable para convertirla a lineal (3/10)</text:span></text:p>
      <text:p text:style-name="P3"/>
      <text:p text:style-name="P3"><text:span text:style-name="T1">Ejercicio 4:</text:span> <text:span text:style-name="T12">Solución homogénea correcta. Solución particular correcta. Te equivocas en cálculos. Por lo demás muy bien (8/10)</text:span>.</text:p>
      <text:p text:style-name="P8"/>
      <text:p text:style-name="P5"><text:span text:style-name="T1">Ejercicio 5:</text:span> <text:span text:style-name="T12">Errores de despiste en cálculos! (8/10).</text:span></text:p>
      <text:p text:style-name="P8"/>
      <text:p text:style-name="P5"><text:span text:style-name="T1">Ejercicio 6: </text:span><text:span text:style-name="T2">Perfecto </text:span><text:span text:style-name="T3">(</text:span><text:span text:style-name="T2">10</text:span><text:span text:style-name="T3">/10).</text:span></text:p>
      <text:p text:style-name="P8"/>
      <text:p text:style-name="P5"><text:span text:style-name="T1">Ejercicio 7:</text:span> <text:span text:style-name="T12">Perfecto (10/10).</text:span></text:p>
      <text:p text:style-name="P8"/>
      <text:p text:style-name="P6"><text:span text:style-name="T1">Ejercicio 8:</text:span> <text:span text:style-name="T12">Perfecto (10/10).</text:span></text:p>
      <text:p text:style-name="P8"/>
      <text:p text:style-name="P6"><text:span text:style-name="T1">Ejercicio 9:</text:span> <text:span text:style-name="T10">Perfecto 10/10.</text:span></text:p>
      <text:p text:style-name="P8"/>
      <text:p text:style-name="P4"><text:span text:style-name="T1">Nota: </text:span><text:bookmark-start text:name="__DdeLink__116_2434581877"/><text:bookmark-start text:name="__DdeLink__95_3530221071"/><text:bookmark-start text:name="__DdeLink__103_3106149160"/><text:bookmark-start text:name="__DdeLink__231_2434581877"/><text:span text:style-name="T4">(</text:span><text:span text:style-name="T8">7</text:span><text:span text:style-name="T7"> + </text:span><text:span text:style-name="T8">8</text:span><text:span text:style-name="T7"> + </text:span><text:span text:style-name="T8">3</text:span><text:span text:style-name="T7"> + </text:span><text:span text:style-name="T8">8</text:span><text:span text:style-name="T7"> + </text:span><text:span text:style-name="T8">8</text:span><text:span text:style-name="T7"> + 10 + 10 + </text:span><text:span text:style-name="T8">1</text:span><text:span text:style-name="T7">0 + 10</text:span><text:span text:style-name="T4">)/9</text:span><text:bookmark-end text:name="__DdeLink__116_2434581877"/><text:bookmark-end text:name="__DdeLink__95_3530221071"/><text:bookmark-end text:name="__DdeLink__103_3106149160"/><text:bookmark-end text:name="__DdeLink__231_2434581877"/><text:span text:style-name="T4">=</text:span><text:span text:style-name="T8">8.2 (OJO! De cara a futuros exámenes, cuidado con despistarte en los cálculo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7:49:34.986924942</dc:date>
    <meta:editing-duration>PT1H58M23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43" meta:character-count="924" meta:non-whitespace-character-count="789"/>
  </office:meta>
</office:document-meta>
</file>